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Verdana, sans-serif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2.282cm" style:rel-column-width="9064*"/>
    </style:style>
    <style:style style:name="Таблица3.B" style:family="table-column">
      <style:table-column-properties style:column-width="1.842cm" style:rel-column-width="7313*"/>
    </style:style>
    <style:style style:name="Таблица3.C" style:family="table-column">
      <style:table-column-properties style:column-width="1.796cm" style:rel-column-width="7131*"/>
    </style:style>
    <style:style style:name="Таблица3.D" style:family="table-column">
      <style:table-column-properties style:column-width="2.328cm" style:rel-column-width="9247*"/>
    </style:style>
    <style:style style:name="Таблица3.E" style:family="table-column">
      <style:table-column-properties style:column-width="0.252cm" style:rel-column-width="1001*"/>
    </style:style>
    <style:style style:name="Таблица3.F" style:family="table-column">
      <style:table-column-properties style:column-width="3.769cm" style:rel-column-width="14970*"/>
    </style:style>
    <style:style style:name="Таблица3.G" style:family="table-column">
      <style:table-column-properties style:column-width="0.102cm" style:rel-column-width="406*"/>
    </style:style>
    <style:style style:name="Таблица3.H" style:family="table-column">
      <style:table-column-properties style:column-width="4.129cm" style:rel-column-width="16403*"/>
    </style:style>
    <style:style style:name="Таблица3.A1" style:family="table-cell">
      <style:table-cell-properties style:vertical-align="" fo:padding="0.097cm" fo:border="0.05pt solid #000000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H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5abee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d0879" officeooo:paragraph-rsid="003d0879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81fa5" officeooo:paragraph-rsid="00481fa5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5c0ce3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481fa5" officeooo:paragraph-rsid="005c0ce3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5d55d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5d55d3" officeooo:paragraph-rsid="005d55d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5d55d3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5d55d3" officeooo:paragraph-rsid="005d55d3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fo:color="#000000" style:font-name="Times New Roman" fo:font-size="14pt" fo:language="ru" fo:country="RU" fo:font-weight="normal" officeooo:rsid="005d55d3" officeooo:paragraph-rsid="0061c01c" style:font-size-asian="14pt" style:language-asian="ru" style:country-asian="RU" style:font-weight-asian="normal" style:font-name-complex="Times New Roman6" style:font-size-complex="12pt" style:language-complex="ar" style:country-complex="SA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fo:color="#000000" style:font-name="Times New Roman" fo:font-size="14pt" fo:language="ru" fo:country="RU" fo:font-weight="normal" officeooo:rsid="00703944" officeooo:paragraph-rsid="00703944" style:font-size-asian="14pt" style:language-asian="ru" style:country-asian="RU" style:font-weight-asian="normal" style:font-name-complex="Times New Roman6" style:font-size-complex="12pt" style:language-complex="ar" style:country-complex="SA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.251cm" style:auto-text-indent="false" fo:background-color="transparent"/>
      <style:text-properties fo:color="#000000" style:font-name="Times New Roman" fo:font-size="14pt" fo:language="ru" fo:country="RU" fo:font-weight="bold" officeooo:rsid="00703944" officeooo:paragraph-rsid="00703944" style:font-size-asian="14pt" style:language-asian="ru" style:country-asian="RU" style:font-weight-asian="bold" style:font-name-complex="Times New Roman6" style:font-size-complex="12pt" style:language-complex="ar" style:country-complex="SA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.251cm" style:auto-text-indent="false" fo:break-before="page" fo:background-color="transparent"/>
      <style:text-properties fo:color="#000000" style:font-name="Times New Roman" fo:font-size="14pt" fo:language="ru" fo:country="RU" fo:font-weight="bold" officeooo:rsid="00703944" officeooo:paragraph-rsid="00703944" style:font-size-asian="14pt" style:language-asian="ru" style:country-asian="RU" style:font-weight-asian="bold" style:font-name-complex="Times New Roman6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5d55d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paragraph-rsid="005df5bb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1f37ff" officeooo:paragraph-rsid="00613aeb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df5bb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language="en" fo:country="US" officeooo:rsid="0065480c" officeooo:paragraph-rsid="0065480c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language="en" fo:country="US" officeooo:rsid="00664be2" officeooo:paragraph-rsid="00664be2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language="en" fo:country="US" officeooo:rsid="006666ee" officeooo:paragraph-rsid="006666ee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language="en" fo:country="US" officeooo:rsid="0067b6f0" officeooo:paragraph-rsid="0067b6f0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en" fo:country="US" officeooo:rsid="0067edf6" officeooo:paragraph-rsid="0067edf6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language="en" fo:country="US" officeooo:rsid="00697709" officeooo:paragraph-rsid="00697709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language="en" fo:country="US" officeooo:rsid="0069df78" officeooo:paragraph-rsid="0069df78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language="en" fo:country="US" officeooo:rsid="006b0632" officeooo:paragraph-rsid="006b0632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language="en" fo:country="US" officeooo:rsid="0067edf6" officeooo:paragraph-rsid="0067edf6" fo:background-color="transparent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635394" officeooo:paragraph-rsid="00635394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65480c" officeooo:paragraph-rsid="0065480c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635394" style:font-size-asian="12pt" style:font-size-complex="12pt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paragraph-rsid="00635394" style:font-size-asian="12pt" style:font-size-complex="12pt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35394" officeooo:paragraph-rsid="00635394" style:font-size-asian="12pt" style:font-size-complex="12pt"/>
    </style:style>
    <style:style style:name="P41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rsid="00635394" officeooo:paragraph-rsid="00635394" style:font-size-asian="12pt" style:font-size-complex="12pt"/>
    </style:style>
    <style:style style:name="P42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rsid="00635394" officeooo:paragraph-rsid="006b0632" style:font-size-asian="12pt" style:font-size-complex="12pt"/>
    </style:style>
    <style:style style:name="P43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35394" style:font-size-asian="12pt" style:font-size-complex="12pt"/>
    </style:style>
    <style:style style:name="P44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5480c" style:font-size-asian="12pt" style:font-size-complex="12pt"/>
    </style:style>
    <style:style style:name="P45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97709" style:font-size-asian="12pt" style:font-size-complex="12pt"/>
    </style:style>
    <style:style style:name="P46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b0632" style:font-size-asian="12pt" style:font-size-complex="12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5480c" officeooo:paragraph-rsid="0065480c" style:font-size-asian="12pt" style:font-size-complex="12pt"/>
    </style:style>
    <style:style style:name="P48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rsid="0065480c" officeooo:paragraph-rsid="0065480c" style:font-size-asian="12pt" style:font-size-complex="12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5480c" officeooo:paragraph-rsid="00697709" style:font-size-asian="12pt" style:font-size-complex="12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5480c" officeooo:paragraph-rsid="006b0632" style:font-size-asian="12pt" style:font-size-complex="12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64be2" officeooo:paragraph-rsid="00664be2" style:font-size-asian="12pt" style:font-size-complex="12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666ee" officeooo:paragraph-rsid="006666ee" style:font-size-asian="12pt" style:font-size-complex="12pt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666ee" officeooo:paragraph-rsid="006b0632" style:font-size-asian="12pt" style:font-size-complex="12pt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7b6f0" officeooo:paragraph-rsid="0067b6f0" style:font-size-asian="12pt" style:font-size-complex="12pt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7edf6" officeooo:paragraph-rsid="0067edf6" style:font-size-asian="12pt" style:font-size-complex="12pt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97709" officeooo:paragraph-rsid="00697709" style:font-size-asian="12pt" style:font-size-complex="12pt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97709" officeooo:paragraph-rsid="006b0632" style:font-size-asian="12pt" style:font-size-complex="12pt"/>
    </style:style>
    <style:style style:name="P58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9df78" officeooo:paragraph-rsid="0069df78" style:font-size-asian="12pt" style:font-size-complex="12pt"/>
    </style:style>
    <style:style style:name="P59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b0632" officeooo:paragraph-rsid="006b0632" style:font-size-asian="12pt" style:font-size-complex="12pt"/>
    </style:style>
    <style:style style:name="P60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7edf6" officeooo:paragraph-rsid="0067edf6" fo:background-color="transparent" style:font-size-asian="12pt" style:font-size-complex="12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fo:font-size="12pt" fo:language="ru" fo:country="RU" officeooo:paragraph-rsid="00635394" style:font-size-asian="12pt" style:font-size-complex="12pt"/>
    </style:style>
    <style:style style:name="P62" style:family="paragraph" style:parent-style-name="Table_20_Contents">
      <style:paragraph-properties fo:margin-left="0cm" fo:margin-right="0cm" fo:text-indent="0cm" style:auto-text-indent="false"/>
      <style:text-properties officeooo:paragraph-rsid="00664be2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color="#000000" style:font-name="Courier New" fo:font-size="11pt" fo:language="ru" fo:country="RU" fo:font-weight="normal" officeooo:rsid="00703944" officeooo:paragraph-rsid="00703944" style:font-size-asian="9.60000038146973pt" style:language-asian="ru" style:country-asian="RU" style:font-weight-asian="normal" style:font-name-complex="Times New Roman6" style:font-size-complex="11pt" style:language-complex="ar" style:country-complex="SA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/>
      <style:text-properties fo:color="#000000" style:font-name="Courier New" fo:font-size="11pt" fo:language="ru" fo:country="RU" fo:font-weight="normal" officeooo:rsid="00703944" officeooo:paragraph-rsid="00703944" style:font-size-asian="9.60000038146973pt" style:language-asian="ru" style:country-asian="RU" style:font-weight-asian="normal" style:font-name-complex="Times New Roman6" style:font-size-complex="11pt" style:language-complex="ar" style:country-complex="SA" style:font-weight-complex="normal"/>
    </style:style>
    <style:style style:name="P65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6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/>
      <style:text-properties fo:color="#000000" fo:font-size="14pt" officeooo:rsid="005df5bb" officeooo:paragraph-rsid="005df5bb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paragraph-rsid="005df5bb"/>
    </style:style>
    <style:style style:name="P6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paragraph-rsid="00613aeb"/>
    </style:style>
    <style:style style:name="P6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60058b" officeooo:paragraph-rsid="0060058b"/>
    </style:style>
    <style:style style:name="P7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60058b" officeooo:paragraph-rsid="00613aeb"/>
    </style:style>
    <style:style style:name="P7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613aeb" officeooo:paragraph-rsid="00613aeb"/>
    </style:style>
    <style:style style:name="P7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fo:color="#000000" fo:font-size="14pt" officeooo:rsid="005df5bb" officeooo:paragraph-rsid="005f0d02" style:font-size-asian="14pt" style:font-size-complex="14pt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3cm" style:auto-text-indent="false" fo:background-color="transparent"/>
      <style:text-properties fo:color="#000000" style:font-name="Times New Roman" fo:font-size="14pt" fo:language="ru" fo:country="RU" fo:font-weight="bold" officeooo:rsid="005d55d3" officeooo:paragraph-rsid="005d55d3" style:font-size-asian="14pt" style:language-asian="ru" style:country-asian="RU" style:font-weight-asian="bold" style:font-name-complex="Times New Roman6" style:font-size-complex="12pt" style:language-complex="ar" style:country-complex="SA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75" style:family="paragraph" style:parent-style-name="Heading_20_2">
      <style:paragraph-properties fo:text-align="justify" style:justify-single-word="false"/>
      <style:text-properties fo:color="#000000" fo:font-size="14pt" style:font-size-asian="14pt" style:font-size-complex="14pt"/>
    </style:style>
    <style:style style:name="P76" style:family="paragraph" style:parent-style-name="Heading_20_2">
      <style:paragraph-properties fo:text-align="justify" style:justify-single-word="false"/>
      <style:text-properties fo:color="#000000" fo:font-size="14pt" officeooo:paragraph-rsid="005d55d3" style:font-size-asian="14pt" style:font-size-complex="14pt"/>
    </style:style>
    <style:style style:name="P77" style:family="paragraph" style:parent-style-name="Heading_20_2">
      <style:paragraph-properties fo:text-align="justify" style:justify-single-word="false" fo:break-before="page"/>
      <style:text-properties fo:color="#000000"/>
    </style:style>
    <style:style style:name="P7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7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5df5bb" officeooo:paragraph-rsid="00720f99"/>
    </style:style>
    <style:style style:name="P8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paragraph-rsid="00720f99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d0879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481fa5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5c0ce3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6" style:family="text">
      <style:text-properties style:font-name="Times New Roman" style:font-size-complex="14pt"/>
    </style:style>
    <style:style style:name="T7" style:family="text">
      <style:text-properties style:font-name="Times New Roman" officeooo:rsid="003d0879" style:font-size-complex="1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officeooo:rsid="005df5bb" style:font-size-asian="14pt" style:font-size-complex="14pt"/>
    </style:style>
    <style:style style:name="T10" style:family="text">
      <style:text-properties fo:color="#000000" fo:font-size="14pt" officeooo:rsid="005f0d02" style:font-size-asian="14pt" style:font-size-complex="14pt"/>
    </style:style>
    <style:style style:name="T11" style:family="text">
      <style:text-properties fo:color="#000000" fo:font-size="14pt" officeooo:rsid="00613aeb" style:font-size-asian="14pt" style:font-size-complex="14pt"/>
    </style:style>
    <style:style style:name="T12" style:family="text">
      <style:text-properties fo:color="#000000" fo:font-size="14pt" officeooo:rsid="00720f99" style:font-size-asian="14pt" style:font-size-complex="14pt"/>
    </style:style>
    <style:style style:name="T13" style:family="text">
      <style:text-properties fo:color="#000000" style:font-name="Times New Roman5" fo:font-size="14pt" officeooo:rsid="00720f99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5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6" style:family="text">
      <style:text-properties fo:font-variant="normal" fo:text-transform="none" fo:color="#000000" style:font-name="Times New Roman" fo:font-size="14pt" fo:language="ru" fo:country="RU" officeooo:rsid="00481fa5" style:font-size-asian="14pt" style:language-asian="ru" style:country-asian="RU" style:font-name-complex="Times New Roman6" style:font-size-complex="14pt" style:language-complex="ar" style:country-complex="SA"/>
    </style:style>
    <style:style style:name="T17" style:family="text">
      <style:text-properties fo:font-variant="normal" fo:text-transform="none" fo:color="#000000" style:font-name="Arial" fo:font-size="14pt" fo:letter-spacing="normal" fo:font-style="normal" fo:font-weight="normal" officeooo:rsid="00720f99" style:font-size-asian="14pt" style:font-size-complex="14pt"/>
    </style:style>
    <style:style style:name="T18" style:family="text">
      <style:text-properties fo:font-variant="normal" fo:text-transform="none" fo:color="#000000" style:font-name="Times New Roman5" fo:font-size="14pt" fo:letter-spacing="normal" fo:font-style="normal" fo:font-weight="normal" officeooo:rsid="00720f99" style:font-size-asian="14pt" style:font-size-complex="14pt"/>
    </style:style>
    <style:style style:name="T19" style:family="text">
      <style:text-properties officeooo:rsid="003d0879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officeooo:rsid="005d55d3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635394"/>
    </style:style>
    <style:style style:name="T24" style:family="text">
      <style:text-properties officeooo:rsid="0065480c"/>
    </style:style>
    <style:style style:name="T25" style:family="text">
      <style:text-properties officeooo:rsid="0067edf6"/>
    </style:style>
    <style:style style:name="T26" style:family="text">
      <style:text-properties officeooo:rsid="00697709"/>
    </style:style>
    <style:style style:name="T27" style:family="text">
      <style:text-properties officeooo:rsid="006b06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6">Кафедра МО ЭВМ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65"><text:span text:style-name="Book_20_Title"><text:span text:style-name="T1">отчет</text:span></text:span></text:p>
      <text:p text:style-name="P10"><text:span text:style-name="T2">по лабораторной работе </text:span><text:span text:style-name="T3">№</text:span><text:span text:style-name="T5">2</text:span></text:p>
      <text:p text:style-name="P10"><text:span text:style-name="T2">по дисциплине «</text:span><text:span text:style-name="T4">Организация ЭВМ и систем</text:span><text:span text:style-name="T2">»</text:span></text:p>
      <text:p text:style-name="P12"><text:span text:style-name="Book_20_Title"><text:span text:style-name="T15">Тема: «</text:span></text:span><text:span text:style-name="Название_20_книги"><text:span text:style-name="T14">Изучение режимов адресации и формирования</text:span></text:span></text:p>
      <text:p text:style-name="P12"><text:span text:style-name="Название_20_книги"><text:span text:style-name="T16">исполнительного адреса</text:span></text:span><text:span text:style-name="Book_20_Title"><text:span text:style-name="T15">»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6">Студент гр. </text:span><text:span text:style-name="T7">1303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4">Коренев Д.А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5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74">20<text:span text:style-name="T19">22</text:span></text:p>
      <text:h text:style-name="P77" text:outline-level="2">Ц<text:span text:style-name="T20">ель работы.</text:span></text:h>
      <text:p text:style-name="P13">Изучить режимы адресации и формирование исполнительного адреса.</text:p>
      <text:h text:style-name="P75" text:outline-level="2">Задание.</text:h>
      <text:p text:style-name="P14">Лабораторная работа 2 предназначена для изучения режимов адресации, использует готовую программу <text:span text:style-name="T21">lab2</text:span>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14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17">Порядок выполнения работы.</text:p>
      <text:p text:style-name="P16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/text:p>
      <text:p text:style-name="P14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p>
      <text:p text:style-name="P14"><text:soft-page-break/>3. Снова протранслировать программу и скомпоновать загрузочный модуль.</text:p>
      <text:p text:style-name="P23"><text:tab/>4. 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.</text:p>
      <text:p text:style-name="P15">5. Результаты прогона программы под управлением отладчика должны быть подписаны преподавателем и представлены в отчете.</text:p>
      <text:h text:style-name="P76" text:outline-level="2">Выполнение работы.</text:h>
      <text:p text:style-name="P26">1. Описание обнаруженных при первоначальной трансляции ошибок и их объяснение :</text:p>
      <text:p text:style-name="P24"><text:tab/>При первоначальной трансляции были обнаружены следующие ошибки:</text:p>
      <text:p text:style-name="P66">1. LB2.ASM(53): error A2052: Improper operand type</text:p>
      <text:p text:style-name="P69"><text:span text:style-name="T9">с</text:span><text:span text:style-name="T8">трока 53: mov mem3,[bx] - Перемещение данных из памяти невозможны на языке ассемблер</text:span></text:p>
      <text:p text:style-name="P67"><text:span text:style-name="T10">2. </text:span><text:span text:style-name="T9">LB2.ASM(62): warning A4031: Operand types must match</text:span></text:p>
      <text:p text:style-name="P70"><text:span text:style-name="T9">с</text:span><text:span text:style-name="T8">трока 62: mov cx,vec2[di] — </text:span><text:span text:style-name="T11">Некорректное использование операндов — с разной размерностью. Размер регистра cx — 2 байта, размер элемента массива — 1 байт.</text:span></text:p>
      <text:p text:style-name="P72">3. LB2.ASM(67): warning A4031: Operand types must match</text:p>
      <text:p text:style-name="P71"><text:span text:style-name="T9">с</text:span><text:span text:style-name="T8">трока 67: mov cx,matr[bx][di] — Некорректное использование операндов — с разной размерностью. Размер регистра cx — 2 байта, размер элемента массива — 1 байт.</text:span></text:p>
      <text:p text:style-name="P79"><text:span text:style-name="T8">4. LB2.ASM(68): error A2055: Illegal register value</text:span></text:p>
      <text:p text:style-name="P80"><text:span text:style-name="T9">с</text:span><text:span text:style-name="T11">трока 68: mov ax,matr[bx*4][di] — Нельзя </text:span><text:span text:style-name="T12">масштабировать на наборе инструкций, так как нет директив</text:span><text:span text:style-name="T13">ы </text:span><text:span text:style-name="T18">.386 или старше.</text:span></text:p>
      <text:p text:style-name="P72">5. LB2.ASM(92): error A2046: Multiple base registers</text:p>
      <text:p text:style-name="P71"><text:soft-page-break/><text:span text:style-name="T9">с</text:span><text:span text:style-name="T8">трока 92: mov ax,matr[bp+bx] — Нельзя использовать больше одного базового регистра.</text:span></text:p>
      <text:p text:style-name="P72">6. LB2.ASM(93): error A2047: Multiple index registers</text:p>
      <text:p text:style-name="P71"><text:span text:style-name="T9">с</text:span><text:span text:style-name="T8">трока 93: mov ax,matr[bp+di+si] — Нельзя использовать больше одного базового регистра.</text:span></text:p>
      <text:p text:style-name="P72">7. LB2.ASM(101): error A2006: Phase error between passes</text:p>
      <text:p text:style-name="P68"><text:span text:style-name="T9">с</text:span><text:span text:style-name="T11">трока 101: Main<text:tab/>ENDP — Показывает, что в Main есть ошибки.</text:span></text:p>
      <text:p text:style-name="P25"><text:tab/><text:span text:style-name="T22">Ошибки были закомментированы. Программа снова была протранслирована и выполнена в пошаговом режиме под управлением отладчика.</text:span></text:p>
      <text:p text:style-name="P25"><text:tab/>Результаты выполнения программы под управлением отладчика представлены в Таблице 1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TableLine94871356895280">
          <table:table-cell table:style-name="Таблица3.A1" table:number-columns-spanned="8" office:value-type="string">
            <text:p text:style-name="P38">Начальные значения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1356978240">
          <table:table-cell table:style-name="Таблица3.A2" table:number-columns-spanned="2" office:value-type="string">
            <text:p text:style-name="P39">CS <text:span text:style-name="T23">= 1A0A</text:span></text:p>
          </table:table-cell>
          <table:covered-table-cell/>
          <table:table-cell table:style-name="Таблица3.A2" table:number-columns-spanned="2" office:value-type="string">
            <text:p text:style-name="P39">DS <text:span text:style-name="T23">= 19F5</text:span></text:p>
          </table:table-cell>
          <table:covered-table-cell/>
          <table:table-cell table:style-name="Таблица3.A2" table:number-columns-spanned="3" office:value-type="string">
            <text:p text:style-name="P39">ES <text:span text:style-name="T23">= 19F5</text:span></text:p>
          </table:table-cell>
          <table:covered-table-cell/>
          <table:covered-table-cell/>
          <table:table-cell table:style-name="Таблица3.H2" office:value-type="string">
            <text:p text:style-name="P39">SS <text:span text:style-name="T23">= 1A05</text:span></text:p>
          </table:table-cell>
        </table:table-row>
        <table:table-row table:style-name="TableLine94871355651568">
          <table:table-cell table:style-name="Таблица3.A2" table:number-rows-spanned="2" office:value-type="string">
            <text:p text:style-name="P61">Адрес команды</text:p>
          </table:table-cell>
          <table:table-cell table:style-name="Таблица3.A2" table:number-rows-spanned="2" table:number-columns-spanned="2" office:value-type="string">
            <text:p text:style-name="P38">Символический код команды</text:p>
          </table:table-cell>
          <table:covered-table-cell/>
          <table:table-cell table:style-name="Таблица3.A2" table:number-rows-spanned="2" table:number-columns-spanned="2" office:value-type="string">
            <text:p text:style-name="P38">16-ричный код команды</text:p>
          </table:table-cell>
          <table:covered-table-cell/>
          <table:table-cell table:style-name="Таблица3.H2" table:number-columns-spanned="3" office:value-type="string">
            <text:p text:style-name="P38">Содержимое регистров и ячеек памяти</text:p>
          </table:table-cell>
          <table:covered-table-cell/>
          <table:covered-table-cell/>
        </table:table-row>
        <table:table-row table:style-name="TableLine94871357189376">
          <table:covered-table-cell/>
          <table:covered-table-cell/>
          <table:covered-table-cell/>
          <table:covered-table-cell/>
          <table:covered-table-cell/>
          <table:table-cell table:style-name="Таблица3.A2" office:value-type="string">
            <text:p text:style-name="P38">До</text:p>
          </table:table-cell>
          <table:table-cell table:style-name="Таблица3.H2" table:number-columns-spanned="2" office:value-type="string">
            <text:p text:style-name="P61">После</text:p>
          </table:table-cell>
          <table:covered-table-cell/>
        </table:table-row>
        <table:table-row table:style-name="TableLine94871357192960">
          <table:table-cell table:style-name="Таблица3.A2" office:value-type="string">
            <text:p text:style-name="P36">0000</text:p>
          </table:table-cell>
          <table:table-cell table:style-name="Таблица3.A2" table:number-columns-spanned="2" office:value-type="string">
            <text:p text:style-name="P40">PUSH DS</text:p>
          </table:table-cell>
          <table:covered-table-cell/>
          <table:table-cell table:style-name="Таблица3.A2" table:number-columns-spanned="2" office:value-type="string">
            <text:p text:style-name="P40">1E</text:p>
          </table:table-cell>
          <table:covered-table-cell/>
          <table:table-cell table:style-name="Таблица3.A2" office:value-type="string">
            <text:p text:style-name="P40">SP = 0018</text:p>
            <text:p text:style-name="P43">Stack</text:p>
            <text:p text:style-name="P43"><text:s text:c="10"/>+0 0000</text:p>
            <text:p text:style-name="P43"><text:s text:c="10"/>+2 0000</text:p>
            <text:p text:style-name="P43"><text:s text:c="10"/>+4 0000</text:p>
            <text:p text:style-name="P41"><text:s text:c="10"/>+6 0000</text:p>
          </table:table-cell>
          <table:table-cell table:style-name="Таблица3.H2" table:number-columns-spanned="2" office:value-type="string">
            <text:p text:style-name="P40">SP = 0016</text:p>
            <text:p text:style-name="P43">Stack</text:p>
            <text:p text:style-name="P43"><text:s text:c="10"/>+0 <text:span text:style-name="T23">19F5</text:span></text:p>
            <text:p text:style-name="P43"><text:s text:c="10"/>+2 0000</text:p>
            <text:p text:style-name="P43"><text:s text:c="10"/>+4 0000</text:p>
            <text:p text:style-name="P41"><text:s text:c="10"/>+6 0000</text:p>
          </table:table-cell>
          <table:covered-table-cell/>
        </table:table-row>
        <table:table-row table:style-name="TableLine94871357194256">
          <table:table-cell table:style-name="Таблица3.A2" office:value-type="string">
            <text:p text:style-name="P36">0001</text:p>
          </table:table-cell>
          <table:table-cell table:style-name="Таблица3.A2" table:number-columns-spanned="2" office:value-type="string">
            <text:p text:style-name="P40">SUB AX,AX</text:p>
          </table:table-cell>
          <table:covered-table-cell/>
          <table:table-cell table:style-name="Таблица3.A2" table:number-columns-spanned="2" office:value-type="string">
            <text:p text:style-name="P40">2BC0</text:p>
          </table:table-cell>
          <table:covered-table-cell/>
          <table:table-cell table:style-name="Таблица3.A2" office:value-type="string">
            <text:p text:style-name="P40">AX = 0000</text:p>
          </table:table-cell>
          <table:table-cell table:style-name="Таблица3.H2" table:number-columns-spanned="2" office:value-type="string">
            <text:p text:style-name="P40">AX = 0000</text:p>
          </table:table-cell>
          <table:covered-table-cell/>
        </table:table-row>
        <table:table-row table:style-name="TableLine94871357195424">
          <table:table-cell table:style-name="Таблица3.A2" office:value-type="string">
            <text:p text:style-name="P36">0003</text:p>
          </table:table-cell>
          <table:table-cell table:style-name="Таблица3.A2" table:number-columns-spanned="2" office:value-type="string">
            <text:p text:style-name="P40">PUSH AX</text:p>
          </table:table-cell>
          <table:covered-table-cell/>
          <table:table-cell table:style-name="Таблица3.A2" table:number-columns-spanned="2" office:value-type="string">
            <text:p text:style-name="P40">50</text:p>
          </table:table-cell>
          <table:covered-table-cell/>
          <table:table-cell table:style-name="Таблица3.A2" office:value-type="string">
            <text:p text:style-name="P47">SP = 0016</text:p>
            <text:p text:style-name="P44">Stack</text:p>
            <text:p text:style-name="P44"><text:s text:c="10"/>+0 <text:span text:style-name="T24">19F5</text:span></text:p>
            <text:p text:style-name="P44"><text:s text:c="10"/>+2 0000</text:p>
            <text:p text:style-name="P44"><text:s text:c="10"/>+4 0000</text:p>
            <text:p text:style-name="P48"><text:s text:c="10"/>+6 0000</text:p>
          </table:table-cell>
          <table:table-cell table:style-name="Таблица3.H2" table:number-columns-spanned="2" office:value-type="string">
            <text:p text:style-name="P47">SP = 0014</text:p>
            <text:p text:style-name="P44">Stack</text:p>
            <text:p text:style-name="P44"><text:s text:c="10"/>+0 0000</text:p>
            <text:p text:style-name="P44"><text:s text:c="10"/>+2 <text:span text:style-name="T24">19F5</text:span></text:p>
            <text:p text:style-name="P44"><text:s text:c="10"/>+4 0000</text:p>
            <text:p text:style-name="P48"><text:s text:c="10"/>+6 0000</text:p>
          </table:table-cell>
          <table:covered-table-cell/>
        </table:table-row>
        <table:table-row table:style-name="TableLine94871357196640">
          <table:table-cell table:style-name="Таблица3.A2" office:value-type="string">
            <text:p text:style-name="P37">0004</text:p>
          </table:table-cell>
          <table:table-cell table:style-name="Таблица3.A2" table:number-columns-spanned="2" office:value-type="string">
            <text:p text:style-name="P47">MOV AX,1A07</text:p>
          </table:table-cell>
          <table:covered-table-cell/>
          <table:table-cell table:style-name="Таблица3.A2" table:number-columns-spanned="2" office:value-type="string">
            <text:p text:style-name="P47">B8071A</text:p>
          </table:table-cell>
          <table:covered-table-cell/>
          <table:table-cell table:style-name="Таблица3.A2" office:value-type="string">
            <text:p text:style-name="P47">AX = 0000</text:p>
          </table:table-cell>
          <table:table-cell table:style-name="Таблица3.H2" table:number-columns-spanned="2" office:value-type="string">
            <text:p text:style-name="P47">AX = 1A07</text:p>
          </table:table-cell>
          <table:covered-table-cell/>
        </table:table-row>
        <table:table-row table:style-name="TableLine94871357197856">
          <table:table-cell table:style-name="Таблица3.A2" office:value-type="string">
            <text:p text:style-name="P27">0007</text:p>
          </table:table-cell>
          <table:table-cell table:style-name="Таблица3.A2" table:number-columns-spanned="2" office:value-type="string">
            <text:p text:style-name="P47">MOV DS,AX</text:p>
          </table:table-cell>
          <table:covered-table-cell/>
          <table:table-cell table:style-name="Таблица3.A2" table:number-columns-spanned="2" office:value-type="string">
            <text:p text:style-name="P47">8ED8</text:p>
          </table:table-cell>
          <table:covered-table-cell/>
          <table:table-cell table:style-name="Таблица3.A2" office:value-type="string">
            <text:p text:style-name="P47">DS = 19F5</text:p>
          </table:table-cell>
          <table:table-cell table:style-name="Таблица3.H2" table:number-columns-spanned="2" office:value-type="string">
            <text:p text:style-name="P47">DS = 1A07</text:p>
          </table:table-cell>
          <table:covered-table-cell/>
        </table:table-row>
        <table:table-row table:style-name="TableLine94871357198992">
          <table:table-cell table:style-name="Таблица3.A2" office:value-type="string">
            <text:p text:style-name="P28">0009</text:p>
          </table:table-cell>
          <table:table-cell table:style-name="Таблица3.A2" table:number-columns-spanned="2" office:value-type="string">
            <text:p text:style-name="P62">MOV AX,01F4</text:p>
          </table:table-cell>
          <table:covered-table-cell/>
          <table:table-cell table:style-name="Таблица3.A2" table:number-columns-spanned="2" office:value-type="string">
            <text:p text:style-name="P51">B8F401</text:p>
          </table:table-cell>
          <table:covered-table-cell/>
          <table:table-cell table:style-name="Таблица3.A2" office:value-type="string">
            <text:p text:style-name="P51">AX = 1A07</text:p>
          </table:table-cell>
          <table:table-cell table:style-name="Таблица3.H2" table:number-columns-spanned="2" office:value-type="string">
            <text:p text:style-name="P51">AX = 01F4</text:p>
          </table:table-cell>
          <table:covered-table-cell/>
        </table:table-row>
        <text:soft-page-break/>
        <table:table-row table:style-name="TableLine94871357200208">
          <table:table-cell table:style-name="Таблица3.A2" office:value-type="string">
            <text:p text:style-name="P28">000C</text:p>
          </table:table-cell>
          <table:table-cell table:style-name="Таблица3.A2" table:number-columns-spanned="2" office:value-type="string">
            <text:p text:style-name="P51">MOV CX,AX</text:p>
          </table:table-cell>
          <table:covered-table-cell/>
          <table:table-cell table:style-name="Таблица3.A2" table:number-columns-spanned="2" office:value-type="string">
            <text:p text:style-name="P51">8BC8</text:p>
          </table:table-cell>
          <table:covered-table-cell/>
          <table:table-cell table:style-name="Таблица3.A2" office:value-type="string">
            <text:p text:style-name="P52">CX = 00B0</text:p>
          </table:table-cell>
          <table:table-cell table:style-name="Таблица3.H2" table:number-columns-spanned="2" office:value-type="string">
            <text:p text:style-name="P52">CX = 01F4</text:p>
          </table:table-cell>
          <table:covered-table-cell/>
        </table:table-row>
        <table:table-row table:style-name="TableLine94871357201424">
          <table:table-cell table:style-name="Таблица3.A2" office:value-type="string">
            <text:p text:style-name="P29">000E</text:p>
          </table:table-cell>
          <table:table-cell table:style-name="Таблица3.A2" table:number-columns-spanned="2" office:value-type="string">
            <text:p text:style-name="P52">MOV BL,24</text:p>
          </table:table-cell>
          <table:covered-table-cell/>
          <table:table-cell table:style-name="Таблица3.A2" table:number-columns-spanned="2" office:value-type="string">
            <text:p text:style-name="P52">B324</text:p>
          </table:table-cell>
          <table:covered-table-cell/>
          <table:table-cell table:style-name="Таблица3.A2" office:value-type="string">
            <text:p text:style-name="P52">BX = 0000</text:p>
          </table:table-cell>
          <table:table-cell table:style-name="Таблица3.H2" table:number-columns-spanned="2" office:value-type="string">
            <text:p text:style-name="P52">BX = 0024</text:p>
          </table:table-cell>
          <table:covered-table-cell/>
        </table:table-row>
        <table:table-row table:style-name="TableLine94871357202640">
          <table:table-cell table:style-name="Таблица3.A2" office:value-type="string">
            <text:p text:style-name="P29">0010</text:p>
          </table:table-cell>
          <table:table-cell table:style-name="Таблица3.A2" table:number-columns-spanned="2" office:value-type="string">
            <text:p text:style-name="P52">MOV BH,CE</text:p>
          </table:table-cell>
          <table:covered-table-cell/>
          <table:table-cell table:style-name="Таблица3.A2" table:number-columns-spanned="2" office:value-type="string">
            <text:p text:style-name="P52">B7CE</text:p>
          </table:table-cell>
          <table:covered-table-cell/>
          <table:table-cell table:style-name="Таблица3.A2" office:value-type="string">
            <text:p text:style-name="P52">BX = 0024</text:p>
          </table:table-cell>
          <table:table-cell table:style-name="Таблица3.H2" table:number-columns-spanned="2" office:value-type="string">
            <text:p text:style-name="P52">BX = CE24</text:p>
          </table:table-cell>
          <table:covered-table-cell/>
        </table:table-row>
        <table:table-row table:style-name="TableLine94871357203856">
          <table:table-cell table:style-name="Таблица3.A2" office:value-type="string">
            <text:p text:style-name="P29">0012</text:p>
          </table:table-cell>
          <table:table-cell table:style-name="Таблица3.A2" table:number-columns-spanned="2" office:value-type="string">
            <text:p text:style-name="P52">MOV [0002],FFCE</text:p>
          </table:table-cell>
          <table:covered-table-cell/>
          <table:table-cell table:style-name="Таблица3.A2" table:number-columns-spanned="2" office:value-type="string">
            <text:p text:style-name="P52">C7060200CEFF</text:p>
          </table:table-cell>
          <table:covered-table-cell/>
          <table:table-cell table:style-name="Таблица3.A2" office:value-type="string">
            <text:p text:style-name="P52">DS:0002 = 00</text:p>
            <text:p text:style-name="P52">DS:0003 = 00</text:p>
          </table:table-cell>
          <table:table-cell table:style-name="Таблица3.H2" table:number-columns-spanned="2" office:value-type="string">
            <text:p text:style-name="P52">DS:0002 = CE</text:p>
            <text:p text:style-name="P52">DS:0003 = FF</text:p>
          </table:table-cell>
          <table:covered-table-cell/>
        </table:table-row>
        <table:table-row table:style-name="TableLine94871357205072">
          <table:table-cell table:style-name="Таблица3.A2" office:value-type="string">
            <text:p text:style-name="P29">0018</text:p>
          </table:table-cell>
          <table:table-cell table:style-name="Таблица3.A2" table:number-columns-spanned="2" office:value-type="string">
            <text:p text:style-name="P52">MOV BX,0006</text:p>
          </table:table-cell>
          <table:covered-table-cell/>
          <table:table-cell table:style-name="Таблица3.A2" table:number-columns-spanned="2" office:value-type="string">
            <text:p text:style-name="P52">BB0600</text:p>
          </table:table-cell>
          <table:covered-table-cell/>
          <table:table-cell table:style-name="Таблица3.A2" office:value-type="string">
            <text:p text:style-name="P52">BX = CE24</text:p>
          </table:table-cell>
          <table:table-cell table:style-name="Таблица3.H2" table:number-columns-spanned="2" office:value-type="string">
            <text:p text:style-name="P52">BX = 0006</text:p>
          </table:table-cell>
          <table:covered-table-cell/>
        </table:table-row>
        <table:table-row table:style-name="TableLine94871357207216">
          <table:table-cell table:style-name="Таблица3.A2" office:value-type="string">
            <text:p text:style-name="P29">001B</text:p>
          </table:table-cell>
          <table:table-cell table:style-name="Таблица3.A2" table:number-columns-spanned="2" office:value-type="string">
            <text:p text:style-name="P52">MOV [0000],AX</text:p>
          </table:table-cell>
          <table:covered-table-cell/>
          <table:table-cell table:style-name="Таблица3.A2" table:number-columns-spanned="2" office:value-type="string">
            <text:p text:style-name="P52">A30000</text:p>
          </table:table-cell>
          <table:covered-table-cell/>
          <table:table-cell table:style-name="Таблица3.A2" office:value-type="string">
            <text:p text:style-name="P52">DS:0000 = 00</text:p>
            <text:p text:style-name="P52">DS:0001 = 00</text:p>
          </table:table-cell>
          <table:table-cell table:style-name="Таблица3.H2" table:number-columns-spanned="2" office:value-type="string">
            <text:p text:style-name="P52">DS:0000 = F4</text:p>
            <text:p text:style-name="P52">DS:0001 = 01</text:p>
          </table:table-cell>
          <table:covered-table-cell/>
        </table:table-row>
        <table:table-row table:style-name="TableLine94871357208432">
          <table:table-cell table:style-name="Таблица3.A2" office:value-type="string">
            <text:p text:style-name="P29">001E</text:p>
          </table:table-cell>
          <table:table-cell table:style-name="Таблица3.A2" table:number-columns-spanned="2" office:value-type="string">
            <text:p text:style-name="P52">MOV AL,[BX]</text:p>
          </table:table-cell>
          <table:covered-table-cell/>
          <table:table-cell table:style-name="Таблица3.A2" table:number-columns-spanned="2" office:value-type="string">
            <text:p text:style-name="P52">8A07</text:p>
          </table:table-cell>
          <table:covered-table-cell/>
          <table:table-cell table:style-name="Таблица3.A2" office:value-type="string">
            <text:p text:style-name="P52">AX = 01F4</text:p>
          </table:table-cell>
          <table:table-cell table:style-name="Таблица3.H2" table:number-columns-spanned="2" office:value-type="string">
            <text:p text:style-name="P52">AX = 0126</text:p>
          </table:table-cell>
          <table:covered-table-cell/>
        </table:table-row>
        <table:table-row table:style-name="TableLine94871357209648">
          <table:table-cell table:style-name="Таблица3.A2" office:value-type="string">
            <text:p text:style-name="P30">0020</text:p>
          </table:table-cell>
          <table:table-cell table:style-name="Таблица3.A2" table:number-columns-spanned="2" office:value-type="string">
            <text:p text:style-name="P54">MOV AL,[BX+03]</text:p>
          </table:table-cell>
          <table:covered-table-cell/>
          <table:table-cell table:style-name="Таблица3.A2" table:number-columns-spanned="2" office:value-type="string">
            <text:p text:style-name="P54">8A4703</text:p>
          </table:table-cell>
          <table:covered-table-cell/>
          <table:table-cell table:style-name="Таблица3.A2" office:value-type="string">
            <text:p text:style-name="P54">AX = 0126</text:p>
          </table:table-cell>
          <table:table-cell table:style-name="Таблица3.H2" table:number-columns-spanned="2" office:value-type="string">
            <text:p text:style-name="P54">AX = 0123</text:p>
          </table:table-cell>
          <table:covered-table-cell/>
        </table:table-row>
        <table:table-row table:style-name="TableLine94871357210864">
          <table:table-cell table:style-name="Таблица3.A2" office:value-type="string">
            <text:p text:style-name="P30">0023</text:p>
          </table:table-cell>
          <table:table-cell table:style-name="Таблица3.A2" table:number-columns-spanned="2" office:value-type="string">
            <text:p text:style-name="P54">MOV CX,[BX+03]</text:p>
          </table:table-cell>
          <table:covered-table-cell/>
          <table:table-cell table:style-name="Таблица3.A2" table:number-columns-spanned="2" office:value-type="string">
            <text:p text:style-name="P54">8B4F03</text:p>
          </table:table-cell>
          <table:covered-table-cell/>
          <table:table-cell table:style-name="Таблица3.A2" office:value-type="string">
            <text:p text:style-name="P54">CX = 01F4</text:p>
          </table:table-cell>
          <table:table-cell table:style-name="Таблица3.H2" table:number-columns-spanned="2" office:value-type="string">
            <text:p text:style-name="P54">CX =0123</text:p>
          </table:table-cell>
          <table:covered-table-cell/>
        </table:table-row>
        <table:table-row table:style-name="TableLine94871357212080">
          <table:table-cell table:style-name="Таблица3.A2" office:value-type="string">
            <text:p text:style-name="P30">0026</text:p>
          </table:table-cell>
          <table:table-cell table:style-name="Таблица3.A2" table:number-columns-spanned="2" office:value-type="string">
            <text:p text:style-name="P54">MOV DI,0002</text:p>
          </table:table-cell>
          <table:covered-table-cell/>
          <table:table-cell table:style-name="Таблица3.A2" table:number-columns-spanned="2" office:value-type="string">
            <text:p text:style-name="P54">BF0200</text:p>
          </table:table-cell>
          <table:covered-table-cell/>
          <table:table-cell table:style-name="Таблица3.A2" office:value-type="string">
            <text:p text:style-name="P54">DI = 0000</text:p>
          </table:table-cell>
          <table:table-cell table:style-name="Таблица3.H2" table:number-columns-spanned="2" office:value-type="string">
            <text:p text:style-name="P54">DI = 0002</text:p>
          </table:table-cell>
          <table:covered-table-cell/>
        </table:table-row>
        <table:table-row table:style-name="TableLine94871357213296">
          <table:table-cell table:style-name="Таблица3.A2" office:value-type="string">
            <text:p text:style-name="P30">0029</text:p>
          </table:table-cell>
          <table:table-cell table:style-name="Таблица3.A2" table:number-columns-spanned="2" office:value-type="string">
            <text:p text:style-name="P54">MOV AL,[000E+DI]</text:p>
          </table:table-cell>
          <table:covered-table-cell/>
          <table:table-cell table:style-name="Таблица3.A2" table:number-columns-spanned="2" office:value-type="string">
            <text:p text:style-name="P54">8A850E00</text:p>
          </table:table-cell>
          <table:covered-table-cell/>
          <table:table-cell table:style-name="Таблица3.A2" office:value-type="string">
            <text:p text:style-name="P54">AX = 0123</text:p>
          </table:table-cell>
          <table:table-cell table:style-name="Таблица3.H2" table:number-columns-spanned="2" office:value-type="string">
            <text:p text:style-name="P54">AX = 01BA</text:p>
          </table:table-cell>
          <table:covered-table-cell/>
        </table:table-row>
        <table:table-row table:style-name="TableLine94871357214512">
          <table:table-cell table:style-name="Таблица3.A2" office:value-type="string">
            <text:p text:style-name="P30">002D</text:p>
          </table:table-cell>
          <table:table-cell table:style-name="Таблица3.A2" table:number-columns-spanned="2" office:value-type="string">
            <text:p text:style-name="P54">MOV BX,0003</text:p>
          </table:table-cell>
          <table:covered-table-cell/>
          <table:table-cell table:style-name="Таблица3.A2" table:number-columns-spanned="2" office:value-type="string">
            <text:p text:style-name="P54">BB0300</text:p>
          </table:table-cell>
          <table:covered-table-cell/>
          <table:table-cell table:style-name="Таблица3.A2" office:value-type="string">
            <text:p text:style-name="P54">BX = 0006</text:p>
          </table:table-cell>
          <table:table-cell table:style-name="Таблица3.H2" table:number-columns-spanned="2" office:value-type="string">
            <text:p text:style-name="P54">BX = 0003</text:p>
          </table:table-cell>
          <table:covered-table-cell/>
        </table:table-row>
        <table:table-row table:style-name="TableLine94871357215728">
          <table:table-cell table:style-name="Таблица3.A2" office:value-type="string">
            <text:p text:style-name="P30">0030</text:p>
          </table:table-cell>
          <table:table-cell table:style-name="Таблица3.A2" table:number-columns-spanned="2" office:value-type="string">
            <text:p text:style-name="P54">MOV AL,[0016+BX+DI]</text:p>
          </table:table-cell>
          <table:covered-table-cell/>
          <table:table-cell table:style-name="Таблица3.A2" table:number-columns-spanned="2" office:value-type="string">
            <text:p text:style-name="P54">8A811600</text:p>
          </table:table-cell>
          <table:covered-table-cell/>
          <table:table-cell table:style-name="Таблица3.A2" office:value-type="string">
            <text:p text:style-name="P54">AX = 01BA</text:p>
          </table:table-cell>
          <table:table-cell table:style-name="Таблица3.H2" table:number-columns-spanned="2" office:value-type="string">
            <text:p text:style-name="P54">AX = <text:span text:style-name="T25">01F9</text:span></text:p>
          </table:table-cell>
          <table:covered-table-cell/>
        </table:table-row>
        <table:table-row table:style-name="TableLine94871357216944">
          <table:table-cell table:style-name="Таблица3.A2" office:value-type="string">
            <text:p text:style-name="P31">0034</text:p>
          </table:table-cell>
          <table:table-cell table:style-name="Таблица3.A2" table:number-columns-spanned="2" office:value-type="string">
            <text:p text:style-name="P55">MOV AX,1A07</text:p>
          </table:table-cell>
          <table:covered-table-cell/>
          <table:table-cell table:style-name="Таблица3.A2" table:number-columns-spanned="2" office:value-type="string">
            <text:p text:style-name="P55">B8071A</text:p>
          </table:table-cell>
          <table:covered-table-cell/>
          <table:table-cell table:style-name="Таблица3.A2" office:value-type="string">
            <text:p text:style-name="P55">AX = 01F9</text:p>
          </table:table-cell>
          <table:table-cell table:style-name="Таблица3.H2" table:number-columns-spanned="2" office:value-type="string">
            <text:p text:style-name="P55">AX = 1A07</text:p>
          </table:table-cell>
          <table:covered-table-cell/>
        </table:table-row>
        <table:table-row table:style-name="TableLine94871357218160">
          <table:table-cell table:style-name="Таблица3.A2" office:value-type="string">
            <text:p text:style-name="P31">0037</text:p>
          </table:table-cell>
          <table:table-cell table:style-name="Таблица3.A2" table:number-columns-spanned="2" office:value-type="string">
            <text:p text:style-name="P55">MOV ES,AX</text:p>
          </table:table-cell>
          <table:covered-table-cell/>
          <table:table-cell table:style-name="Таблица3.A2" table:number-columns-spanned="2" office:value-type="string">
            <text:p text:style-name="P55">83C0</text:p>
          </table:table-cell>
          <table:covered-table-cell/>
          <table:table-cell table:style-name="Таблица3.A2" office:value-type="string">
            <text:p text:style-name="P55">ES = 19F5</text:p>
          </table:table-cell>
          <table:table-cell table:style-name="Таблица3.H2" table:number-columns-spanned="2" office:value-type="string">
            <text:p text:style-name="P55">ES = 1A07</text:p>
          </table:table-cell>
          <table:covered-table-cell/>
        </table:table-row>
        <table:table-row table:style-name="TableLine94871357219376">
          <table:table-cell table:style-name="Таблица3.A2" office:value-type="string">
            <text:p text:style-name="P35">0039</text:p>
          </table:table-cell>
          <table:table-cell table:style-name="Таблица3.A2" table:number-columns-spanned="2" office:value-type="string">
            <text:p text:style-name="P60">MOV AX,ES:[BX]</text:p>
          </table:table-cell>
          <table:covered-table-cell/>
          <table:table-cell table:style-name="Таблица3.A2" table:number-columns-spanned="2" office:value-type="string">
            <text:p text:style-name="P60">268B07</text:p>
          </table:table-cell>
          <table:covered-table-cell/>
          <table:table-cell table:style-name="Таблица3.A2" office:value-type="string">
            <text:p text:style-name="P60">AX = 1A07</text:p>
          </table:table-cell>
          <table:table-cell table:style-name="Таблица3.H2" table:number-columns-spanned="2" office:value-type="string">
            <text:p text:style-name="P60">AX = 00FF</text:p>
          </table:table-cell>
          <table:covered-table-cell/>
        </table:table-row>
        <table:table-row table:style-name="TableLine94871357220592">
          <table:table-cell table:style-name="Таблица3.A2" office:value-type="string">
            <text:p text:style-name="P32">003C</text:p>
          </table:table-cell>
          <table:table-cell table:style-name="Таблица3.A2" table:number-columns-spanned="2" office:value-type="string">
            <text:p text:style-name="P56">MOV AX,0000</text:p>
          </table:table-cell>
          <table:covered-table-cell/>
          <table:table-cell table:style-name="Таблица3.A2" table:number-columns-spanned="2" office:value-type="string">
            <text:p text:style-name="P56">B80000</text:p>
          </table:table-cell>
          <table:covered-table-cell/>
          <table:table-cell table:style-name="Таблица3.A2" office:value-type="string">
            <text:p text:style-name="P56">AX = 00FF</text:p>
          </table:table-cell>
          <table:table-cell table:style-name="Таблица3.H2" table:number-columns-spanned="2" office:value-type="string">
            <text:p text:style-name="P56">AX = 0000</text:p>
          </table:table-cell>
          <table:covered-table-cell/>
        </table:table-row>
        <table:table-row table:style-name="TableLine94871357223712">
          <table:table-cell table:style-name="Таблица3.A2" office:value-type="string">
            <text:p text:style-name="P32">003F</text:p>
          </table:table-cell>
          <table:table-cell table:style-name="Таблица3.A2" table:number-columns-spanned="2" office:value-type="string">
            <text:p text:style-name="P56">MOV ES,AX</text:p>
          </table:table-cell>
          <table:covered-table-cell/>
          <table:table-cell table:style-name="Таблица3.A2" table:number-columns-spanned="2" office:value-type="string">
            <text:p text:style-name="P56">8EC0</text:p>
          </table:table-cell>
          <table:covered-table-cell/>
          <table:table-cell table:style-name="Таблица3.A2" office:value-type="string">
            <text:p text:style-name="P56">ES = 1A07</text:p>
          </table:table-cell>
          <table:table-cell table:style-name="Таблица3.H2" table:number-columns-spanned="2" office:value-type="string">
            <text:p text:style-name="P56">ES = 0000</text:p>
          </table:table-cell>
          <table:covered-table-cell/>
        </table:table-row>
        <table:table-row table:style-name="TableLine94871357224928">
          <table:table-cell table:style-name="Таблица3.A2" office:value-type="string">
            <text:p text:style-name="P32">0041</text:p>
          </table:table-cell>
          <table:table-cell table:style-name="Таблица3.A2" table:number-columns-spanned="2" office:value-type="string">
            <text:p text:style-name="P56">PUSH DS</text:p>
          </table:table-cell>
          <table:covered-table-cell/>
          <table:table-cell table:style-name="Таблица3.A2" table:number-columns-spanned="2" office:value-type="string">
            <text:p text:style-name="P56">1E</text:p>
          </table:table-cell>
          <table:covered-table-cell/>
          <table:table-cell table:style-name="Таблица3.A2" office:value-type="string">
            <text:p text:style-name="P56">stack</text:p>
            <text:p text:style-name="P45"><text:s text:c="10"/>+0 <text:span text:style-name="T26">0000</text:span></text:p>
            <text:p text:style-name="P45"><text:s text:c="10"/>+2 <text:span text:style-name="T26">19F5</text:span></text:p>
            <text:p text:style-name="P45"><text:s text:c="10"/>+4 0000</text:p>
            <text:p text:style-name="P49"><text:s text:c="10"/>+6 0000</text:p>
          </table:table-cell>
          <table:table-cell table:style-name="Таблица3.H2" table:number-columns-spanned="2" office:value-type="string">
            <text:p text:style-name="P56">stack</text:p>
            <text:p text:style-name="P45"><text:s text:c="10"/>+0 <text:span text:style-name="T26">1A07</text:span></text:p>
            <text:p text:style-name="P45"><text:s text:c="10"/>+2 0000</text:p>
            <text:p text:style-name="P45"><text:s text:c="10"/>+4 <text:span text:style-name="T26">19F5</text:span></text:p>
            <text:p text:style-name="P49"><text:s text:c="10"/>+6 0000</text:p>
          </table:table-cell>
          <table:covered-table-cell/>
        </table:table-row>
        <table:table-row table:style-name="TableLine94871357226144">
          <table:table-cell table:style-name="Таблица3.A2" office:value-type="string">
            <text:p text:style-name="P32">0042</text:p>
          </table:table-cell>
          <table:table-cell table:style-name="Таблица3.A2" table:number-columns-spanned="2" office:value-type="string">
            <text:p text:style-name="P56">POP ES</text:p>
          </table:table-cell>
          <table:covered-table-cell/>
          <table:table-cell table:style-name="Таблица3.A2" table:number-columns-spanned="2" office:value-type="string">
            <text:p text:style-name="P56">07</text:p>
          </table:table-cell>
          <table:covered-table-cell/>
          <table:table-cell table:style-name="Таблица3.A2" office:value-type="string">
            <text:p text:style-name="P56">SP = 0012</text:p>
            <text:p text:style-name="P56">ES = 0000</text:p>
            <text:p text:style-name="P56">stack</text:p>
            <text:p text:style-name="P45"><text:s text:c="10"/>+0 <text:span text:style-name="T26">1A07</text:span></text:p>
            <text:p text:style-name="P45"><text:s text:c="10"/>+2 0000</text:p>
            <text:p text:style-name="P45"><text:soft-page-break/><text:s text:c="10"/>+4 <text:span text:style-name="T26">19F5</text:span></text:p>
            <text:p text:style-name="P49"><text:s text:c="10"/>+6 0000</text:p>
          </table:table-cell>
          <table:table-cell table:style-name="Таблица3.H2" table:number-columns-spanned="2" office:value-type="string">
            <text:p text:style-name="P56">SP = 0014</text:p>
            <text:p text:style-name="P56">ES = 1A07</text:p>
            <text:p text:style-name="P56">stack</text:p>
            <text:p text:style-name="P45"><text:s text:c="10"/>+0 <text:span text:style-name="T26">0000</text:span></text:p>
            <text:p text:style-name="P45"><text:s text:c="10"/>+2 <text:span text:style-name="T26">19F5</text:span></text:p>
            <text:p text:style-name="P45"><text:soft-page-break/><text:s text:c="10"/>+4 <text:span text:style-name="T26">0000</text:span></text:p>
            <text:p text:style-name="P49"><text:s text:c="10"/>+6 0000</text:p>
          </table:table-cell>
          <table:covered-table-cell/>
        </table:table-row>
        <table:table-row table:style-name="TableLine94871357227360">
          <table:table-cell table:style-name="Таблица3.A2" office:value-type="string">
            <text:p text:style-name="P32">0043</text:p>
          </table:table-cell>
          <table:table-cell table:style-name="Таблица3.A2" table:number-columns-spanned="2" office:value-type="string">
            <text:p text:style-name="P56">MOV CS,ES:[BX-01]</text:p>
          </table:table-cell>
          <table:covered-table-cell/>
          <table:table-cell table:style-name="Таблица3.A2" table:number-columns-spanned="2" office:value-type="string">
            <text:p text:style-name="P56">268B4FFF</text:p>
          </table:table-cell>
          <table:covered-table-cell/>
          <table:table-cell table:style-name="Таблица3.A2" office:value-type="string">
            <text:p text:style-name="P56">CX = 1F23</text:p>
          </table:table-cell>
          <table:table-cell table:style-name="Таблица3.H2" table:number-columns-spanned="2" office:value-type="string">
            <text:p text:style-name="P56">CX = FFCE</text:p>
          </table:table-cell>
          <table:covered-table-cell/>
        </table:table-row>
        <table:table-row table:style-name="TableLine94871357228576">
          <table:table-cell table:style-name="Таблица3.A2" office:value-type="string">
            <text:p text:style-name="P33">0047</text:p>
          </table:table-cell>
          <table:table-cell table:style-name="Таблица3.A2" table:number-columns-spanned="2" office:value-type="string">
            <text:p text:style-name="P58">XCHG AX,CX</text:p>
          </table:table-cell>
          <table:covered-table-cell/>
          <table:table-cell table:style-name="Таблица3.A2" table:number-columns-spanned="2" office:value-type="string">
            <text:p text:style-name="P58">91</text:p>
          </table:table-cell>
          <table:covered-table-cell/>
          <table:table-cell table:style-name="Таблица3.A2" office:value-type="string">
            <text:p text:style-name="P58">AX = 0000</text:p>
            <text:p text:style-name="P58">CX = FFCE</text:p>
          </table:table-cell>
          <table:table-cell table:style-name="Таблица3.H2" table:number-columns-spanned="2" office:value-type="string">
            <text:p text:style-name="P58">AX = FFCE</text:p>
            <text:p text:style-name="P58">CX = 0000</text:p>
          </table:table-cell>
          <table:covered-table-cell/>
        </table:table-row>
        <table:table-row table:style-name="TableLine94871357229792">
          <table:table-cell table:style-name="Таблица3.A2" office:value-type="string">
            <text:p text:style-name="P33">0048</text:p>
          </table:table-cell>
          <table:table-cell table:style-name="Таблица3.A2" table:number-columns-spanned="2" office:value-type="string">
            <text:p text:style-name="P58">MOV DI,0002</text:p>
          </table:table-cell>
          <table:covered-table-cell/>
          <table:table-cell table:style-name="Таблица3.A2" table:number-columns-spanned="2" office:value-type="string">
            <text:p text:style-name="P58">BF0200</text:p>
          </table:table-cell>
          <table:covered-table-cell/>
          <table:table-cell table:style-name="Таблица3.A2" office:value-type="string">
            <text:p text:style-name="P58">DI = 0002</text:p>
          </table:table-cell>
          <table:table-cell table:style-name="Таблица3.H2" table:number-columns-spanned="2" office:value-type="string">
            <text:p text:style-name="P58">DI = 0002</text:p>
          </table:table-cell>
          <table:covered-table-cell/>
        </table:table-row>
        <table:table-row table:style-name="TableLine94871357231008">
          <table:table-cell table:style-name="Таблица3.A2" office:value-type="string">
            <text:p text:style-name="P34">004B</text:p>
          </table:table-cell>
          <table:table-cell table:style-name="Таблица3.A2" table:number-columns-spanned="2" office:value-type="string">
            <text:p text:style-name="P59">MOV ES:[BX+DI,AX</text:p>
          </table:table-cell>
          <table:covered-table-cell/>
          <table:table-cell table:style-name="Таблица3.A2" table:number-columns-spanned="2" office:value-type="string">
            <text:p text:style-name="P59">268901</text:p>
          </table:table-cell>
          <table:covered-table-cell/>
          <table:table-cell table:style-name="Таблица3.A2" office:value-type="string">
            <text:p text:style-name="P53">DS:000<text:span text:style-name="T27">5</text:span> = 00</text:p>
            <text:p text:style-name="P53">DS:000<text:span text:style-name="T27">6</text:span> = <text:span text:style-name="T27">26</text:span></text:p>
          </table:table-cell>
          <table:table-cell table:style-name="Таблица3.H2" table:number-columns-spanned="2" office:value-type="string">
            <text:p text:style-name="P53">DS:000<text:span text:style-name="T27">5</text:span> = <text:span text:style-name="T27">CE</text:span></text:p>
            <text:p text:style-name="P53">DS:000<text:span text:style-name="T27">6</text:span> = <text:span text:style-name="T27">FF</text:span></text:p>
          </table:table-cell>
          <table:covered-table-cell/>
        </table:table-row>
        <table:table-row table:style-name="TableLine94871357232224">
          <table:table-cell table:style-name="Таблица3.A2" office:value-type="string">
            <text:p text:style-name="P34">004E</text:p>
          </table:table-cell>
          <table:table-cell table:style-name="Таблица3.A2" table:number-columns-spanned="2" office:value-type="string">
            <text:p text:style-name="P59">MOV BP,SP</text:p>
          </table:table-cell>
          <table:covered-table-cell/>
          <table:table-cell table:style-name="Таблица3.A2" table:number-columns-spanned="2" office:value-type="string">
            <text:p text:style-name="P59">8BEC</text:p>
          </table:table-cell>
          <table:covered-table-cell/>
          <table:table-cell table:style-name="Таблица3.A2" office:value-type="string">
            <text:p text:style-name="P59">BP = 0000</text:p>
          </table:table-cell>
          <table:table-cell table:style-name="Таблица3.H2" table:number-columns-spanned="2" office:value-type="string">
            <text:p text:style-name="P59">BP = 0014</text:p>
          </table:table-cell>
          <table:covered-table-cell/>
        </table:table-row>
        <table:table-row table:style-name="TableLine94871357233440">
          <table:table-cell table:style-name="Таблица3.A2" office:value-type="string">
            <text:p text:style-name="P34">0050</text:p>
          </table:table-cell>
          <table:table-cell table:style-name="Таблица3.A2" table:number-columns-spanned="2" office:value-type="string">
            <text:p text:style-name="P59">PUSH [0000]</text:p>
          </table:table-cell>
          <table:covered-table-cell/>
          <table:table-cell table:style-name="Таблица3.A2" table:number-columns-spanned="2" office:value-type="string">
            <text:p text:style-name="P59">FF360000</text:p>
          </table:table-cell>
          <table:covered-table-cell/>
          <table:table-cell table:style-name="Таблица3.A2" office:value-type="string">
            <text:p text:style-name="P57">stack</text:p>
            <text:p text:style-name="P46"><text:s text:c="10"/>+0 <text:span text:style-name="T26">0000</text:span></text:p>
            <text:p text:style-name="P46"><text:s text:c="10"/>+2 <text:span text:style-name="T26">19F5</text:span></text:p>
            <text:p text:style-name="P46"><text:s text:c="10"/>+4 <text:span text:style-name="T26">0000</text:span></text:p>
            <text:p text:style-name="P50"><text:s text:c="10"/>+6 0000</text:p>
          </table:table-cell>
          <table:table-cell table:style-name="Таблица3.H2" table:number-columns-spanned="2" office:value-type="string">
            <text:p text:style-name="P57">stack</text:p>
            <text:p text:style-name="P46"><text:s text:c="10"/>+0 <text:span text:style-name="T26">0</text:span><text:span text:style-name="T27">1F4</text:span></text:p>
            <text:p text:style-name="P46"><text:s text:c="10"/>+2 <text:span text:style-name="T27">0000</text:span></text:p>
            <text:p text:style-name="P46"><text:s text:c="10"/>+4 <text:span text:style-name="T27">19F5</text:span></text:p>
            <text:p text:style-name="P50"><text:s text:c="10"/>+6 0000</text:p>
          </table:table-cell>
          <table:covered-table-cell/>
        </table:table-row>
        <table:table-row table:style-name="TableLine94871357234656">
          <table:table-cell table:style-name="Таблица3.A2" office:value-type="string">
            <text:p text:style-name="P34">0054</text:p>
          </table:table-cell>
          <table:table-cell table:style-name="Таблица3.A2" table:number-columns-spanned="2" office:value-type="string">
            <text:p text:style-name="P59">PUSH [0002]</text:p>
          </table:table-cell>
          <table:covered-table-cell/>
          <table:table-cell table:style-name="Таблица3.A2" table:number-columns-spanned="2" office:value-type="string">
            <text:p text:style-name="P59">FF360200</text:p>
          </table:table-cell>
          <table:covered-table-cell/>
          <table:table-cell table:style-name="Таблица3.A2" office:value-type="string">
            <text:p text:style-name="P57">stack</text:p>
            <text:p text:style-name="P46"><text:s text:c="10"/>+0 <text:span text:style-name="T26">0</text:span><text:span text:style-name="T27">1F4</text:span></text:p>
            <text:p text:style-name="P46"><text:s text:c="10"/>+2 <text:span text:style-name="T27">0000</text:span></text:p>
            <text:p text:style-name="P46"><text:s text:c="10"/>+4 <text:span text:style-name="T27">19F5</text:span></text:p>
            <text:p text:style-name="P50"><text:s text:c="10"/>+6 0000</text:p>
          </table:table-cell>
          <table:table-cell table:style-name="Таблица3.H2" table:number-columns-spanned="2" office:value-type="string">
            <text:p text:style-name="P57">stack</text:p>
            <text:p text:style-name="P46"><text:s text:c="10"/>+0 <text:span text:style-name="T27">FFCE</text:span></text:p>
            <text:p text:style-name="P46"><text:s text:c="10"/>+2 <text:span text:style-name="T27">01F4</text:span></text:p>
            <text:p text:style-name="P46"><text:s text:c="10"/>+4 <text:span text:style-name="T27">0000</text:span></text:p>
            <text:p text:style-name="P50"><text:s text:c="10"/>+6 <text:span text:style-name="T27">19F5</text:span></text:p>
          </table:table-cell>
          <table:covered-table-cell/>
        </table:table-row>
        <table:table-row table:style-name="TableLine94871357235872">
          <table:table-cell table:style-name="Таблица3.A2" office:value-type="string">
            <text:p text:style-name="P34">0058</text:p>
          </table:table-cell>
          <table:table-cell table:style-name="Таблица3.A2" table:number-columns-spanned="2" office:value-type="string">
            <text:p text:style-name="P59">MOV BP,SP</text:p>
          </table:table-cell>
          <table:covered-table-cell/>
          <table:table-cell table:style-name="Таблица3.A2" table:number-columns-spanned="2" office:value-type="string">
            <text:p text:style-name="P59">8BEC</text:p>
          </table:table-cell>
          <table:covered-table-cell/>
          <table:table-cell table:style-name="Таблица3.A2" office:value-type="string">
            <text:p text:style-name="P59">BP = 0014</text:p>
          </table:table-cell>
          <table:table-cell table:style-name="Таблица3.H2" table:number-columns-spanned="2" office:value-type="string">
            <text:p text:style-name="P59">BP = 0010</text:p>
          </table:table-cell>
          <table:covered-table-cell/>
        </table:table-row>
        <table:table-row table:style-name="TableLine94871357237088">
          <table:table-cell table:style-name="Таблица3.A2" office:value-type="string">
            <text:p text:style-name="P34">005A</text:p>
          </table:table-cell>
          <table:table-cell table:style-name="Таблица3.A2" table:number-columns-spanned="2" office:value-type="string">
            <text:p text:style-name="P59">MOV DX,[BP+02]</text:p>
          </table:table-cell>
          <table:covered-table-cell/>
          <table:table-cell table:style-name="Таблица3.A2" table:number-columns-spanned="2" office:value-type="string">
            <text:p text:style-name="P59">8B5602</text:p>
          </table:table-cell>
          <table:covered-table-cell/>
          <table:table-cell table:style-name="Таблица3.A2" office:value-type="string">
            <text:p text:style-name="P59">DX = 0000</text:p>
          </table:table-cell>
          <table:table-cell table:style-name="Таблица3.H2" table:number-columns-spanned="2" office:value-type="string">
            <text:p text:style-name="P59">DX = 01F4</text:p>
          </table:table-cell>
          <table:covered-table-cell/>
        </table:table-row>
        <table:table-row table:style-name="TableLine94871357238304">
          <table:table-cell table:style-name="Таблица3.A2" office:value-type="string">
            <text:p text:style-name="P34">005D</text:p>
          </table:table-cell>
          <table:table-cell table:style-name="Таблица3.A2" table:number-columns-spanned="2" office:value-type="string">
            <text:p text:style-name="P59">RET Far 0002</text:p>
          </table:table-cell>
          <table:covered-table-cell/>
          <table:table-cell table:style-name="Таблица3.A2" table:number-columns-spanned="2" office:value-type="string">
            <text:p text:style-name="P59">CA0200</text:p>
          </table:table-cell>
          <table:covered-table-cell/>
          <table:table-cell table:style-name="Таблица3.A2" office:value-type="string">
            <text:p text:style-name="P59">SP = 0010</text:p>
            <text:p text:style-name="P59">CS = 1A0A</text:p>
            <text:p text:style-name="P57">stack</text:p>
            <text:p text:style-name="P46"><text:s text:c="10"/>+0 <text:span text:style-name="T27">FFCE</text:span></text:p>
            <text:p text:style-name="P46"><text:s text:c="10"/>+2 <text:span text:style-name="T27">01F4</text:span></text:p>
            <text:p text:style-name="P46"><text:s text:c="10"/>+4 <text:span text:style-name="T27">0000</text:span></text:p>
            <text:p text:style-name="P50"><text:s text:c="10"/>+6 <text:span text:style-name="T27">19F5</text:span></text:p>
          </table:table-cell>
          <table:table-cell table:style-name="Таблица3.H2" table:number-columns-spanned="2" office:value-type="string">
            <text:p text:style-name="P59">SP = 0016</text:p>
            <text:p text:style-name="P59">CS = 01F4</text:p>
            <text:p text:style-name="P46">Stack</text:p>
            <text:p text:style-name="P46"><text:s text:c="10"/>+0 <text:span text:style-name="T23">19F5</text:span></text:p>
            <text:p text:style-name="P46"><text:s text:c="10"/>+2 0000</text:p>
            <text:p text:style-name="P46"><text:s text:c="10"/>+4 0000</text:p>
            <text:p text:style-name="P42"><text:s text:c="10"/>+6 0000</text:p>
          </table:table-cell>
          <table:covered-table-cell/>
        </table:table-row>
      </table:table>
      <text:p text:style-name="P73"/>
      <text:p text:style-name="P73">Вывод.</text:p>
      <text:p text:style-name="P18">Изучены режимы адресации и формирование исполнительного адреса. В ходе работы был исправлен и пошагово отлажен исходных файл.</text:p>
      <text:p text:style-name="P21">ПРИЛОЖЕНИЕ А</text:p>
      <text:p text:style-name="P20">ИСХОДНЫЙ КОД ПРОГРАММЫ</text:p>
      <text:p text:style-name="P19">Название файла: lb2.asm</text:p>
      <text:p text:style-name="P64">EOL EQU '$'</text:p>
      <text:p text:style-name="P63">ind EQU 2</text:p>
      <text:p text:style-name="P63">n1 EQU 500</text:p>
      <text:p text:style-name="P63">n2 EQU -50</text:p>
      <text:p text:style-name="P63"/>
      <text:p text:style-name="P63"/>
      <text:p text:style-name="P63">AStack SEGMENT STACK</text:p>
      <text:p text:style-name="P63"><text:tab/>DW 12 DUP(?)</text:p>
      <text:p text:style-name="P63">AStack ENDS</text:p>
      <text:p text:style-name="P63"/>
      <text:p text:style-name="P63"/>
      <text:p text:style-name="P63">; Данные программы</text:p>
      <text:p text:style-name="P63">DATA SEGMENT</text:p>
      <text:p text:style-name="P63"/>
      <text:p text:style-name="P63"/>
      <text:p text:style-name="P63">; Директивы описания данных</text:p>
      <text:p text:style-name="P63">mem1<text:tab/>DW 0</text:p>
      <text:p text:style-name="P63">mem2<text:tab/>DW 0</text:p>
      <text:p text:style-name="P63">mem3<text:tab/>DW 0</text:p>
      <text:p text:style-name="P63">vec1<text:tab/>DB 38,37,36,35,31,32,33,34</text:p>
      <text:p text:style-name="P63">vec2<text:tab/>DB 70,80,-70,-80,50,60,-50,-60</text:p>
      <text:p text:style-name="P63">matr<text:tab/>DB -2,-1,5,6,-8,-7,3,4,-4,-3,7,8,-6,-5,1,2</text:p>
      <text:p text:style-name="P63">DATA ENDS</text:p>
      <text:p text:style-name="P63"/>
      <text:p text:style-name="P63"/>
      <text:p text:style-name="P63">; Код программы</text:p>
      <text:p text:style-name="P63">CODE<text:tab/>SEGMENT</text:p>
      <text:p text:style-name="P63"><text:tab/>ASSUME CS:CODE, DS:DATA, SS:AStack</text:p>
      <text:p text:style-name="P63"><text:tab/></text:p>
      <text:p text:style-name="P63"><text:tab/></text:p>
      <text:p text:style-name="P63">; Головная процедура</text:p>
      <text:p text:style-name="P63">Main<text:tab/>PROC FAR</text:p>
      <text:p text:style-name="P63"><text:tab/>push DS</text:p>
      <text:p text:style-name="P63"><text:tab/>sub AX,AX</text:p>
      <text:p text:style-name="P63"><text:tab/>push AX</text:p>
      <text:p text:style-name="P63"><text:tab/>mov AX,DATA</text:p>
      <text:p text:style-name="P63"><text:tab/>mov DS,AX</text:p>
      <text:p text:style-name="P63"><text:tab/></text:p>
      <text:p text:style-name="P63">; ПРОВЕРКА РЕЖИМОВ АДРЕСАЦИИ НА УРОВНЕ СМЕЩЕНИЙ</text:p>
      <text:p text:style-name="P63">; Регистровая адресация</text:p>
      <text:p text:style-name="P63"><text:tab/>mov ax,n1</text:p>
      <text:p text:style-name="P63"><text:tab/>mov cx,ax</text:p>
      <text:p text:style-name="P63"><text:tab/>mov bl,EOL</text:p>
      <text:p text:style-name="P63"><text:tab/>mov bh,n2</text:p>
      <text:p text:style-name="P63"><text:tab/></text:p>
      <text:p text:style-name="P63">; Прямая адресация</text:p>
      <text:p text:style-name="P63"><text:soft-page-break/><text:tab/>mov mem2,n2</text:p>
      <text:p text:style-name="P63"><text:tab/>mov bx,OFFSET vec1</text:p>
      <text:p text:style-name="P63"><text:tab/>mov mem1,ax</text:p>
      <text:p text:style-name="P63"><text:tab/></text:p>
      <text:p text:style-name="P63">; Косвенная адресация</text:p>
      <text:p text:style-name="P63"><text:tab/>mov al,[bx]</text:p>
      <text:p text:style-name="P63">;<text:tab/>mov mem3,[bx]</text:p>
      <text:p text:style-name="P63"/>
      <text:p text:style-name="P63">; Базированная адресация</text:p>
      <text:p text:style-name="P63"><text:tab/>mov al,[bx]+3</text:p>
      <text:p text:style-name="P63"><text:tab/>mov cx,3[bx]</text:p>
      <text:p text:style-name="P63"/>
      <text:p text:style-name="P63">; Индексная адресация</text:p>
      <text:p text:style-name="P63"><text:tab/>mov di,ind</text:p>
      <text:p text:style-name="P63"><text:tab/>mov al,vec2[di]</text:p>
      <text:p text:style-name="P63">;<text:tab/>mov cx,vec2[di]</text:p>
      <text:p text:style-name="P63"/>
      <text:p text:style-name="P63">; Адресация с базированием и индексированием</text:p>
      <text:p text:style-name="P63"><text:tab/>mov bx,3</text:p>
      <text:p text:style-name="P63"><text:tab/>mov al,matr[bx][di]</text:p>
      <text:p text:style-name="P63">;<text:tab/>mov cx,matr[bx][di]</text:p>
      <text:p text:style-name="P63">;<text:tab/>mov ax,matr[bx*4][di]</text:p>
      <text:p text:style-name="P63"/>
      <text:p text:style-name="P63">; ПРОВЕРКА РЕЖИМОВ АДРЕСАЦИИ С УЧЕТОМ СЕГМЕНТОВ</text:p>
      <text:p text:style-name="P63">; Переопределение сегмента</text:p>
      <text:p text:style-name="P63"/>
      <text:p text:style-name="P63">; ------ вариант 1</text:p>
      <text:p text:style-name="P63">mov ax, SEG vec2</text:p>
      <text:p text:style-name="P63">mov es, ax</text:p>
      <text:p text:style-name="P63">mov ax, es:[bx]</text:p>
      <text:p text:style-name="P63">mov ax, 0</text:p>
      <text:p text:style-name="P63"/>
      <text:p text:style-name="P63">; ------ вариант 2</text:p>
      <text:p text:style-name="P63">mov es, ax</text:p>
      <text:p text:style-name="P63">push ds</text:p>
      <text:p text:style-name="P63">pop es</text:p>
      <text:p text:style-name="P63">mov cx, es:[bx-1]</text:p>
      <text:p text:style-name="P63">xchg cx,ax</text:p>
      <text:p text:style-name="P63"/>
      <text:p text:style-name="P63">; ------ вариант 3</text:p>
      <text:p text:style-name="P63">mov di,ind</text:p>
      <text:p text:style-name="P63">mov es:[bx+di],ax</text:p>
      <text:p text:style-name="P63"/>
      <text:p text:style-name="P63">; ------ вариант 4</text:p>
      <text:p text:style-name="P63">mov bp,sp</text:p>
      <text:p text:style-name="P63">;mov ax,matr[bp+bx]</text:p>
      <text:p text:style-name="P63">;mov ax,matr[bp+di+si]</text:p>
      <text:p text:style-name="P63"/>
      <text:p text:style-name="P63">; Использование сегмента стека</text:p>
      <text:p text:style-name="P63"><text:tab/>push mem1</text:p>
      <text:p text:style-name="P63"><text:tab/>push mem2</text:p>
      <text:p text:style-name="P63"><text:tab/>mov bp,sp</text:p>
      <text:p text:style-name="P63"><text:soft-page-break/><text:tab/>mov dx,[bp]+2</text:p>
      <text:p text:style-name="P63"><text:tab/>pop AX</text:p>
      <text:p text:style-name="P63"><text:tab/>pop AX</text:p>
      <text:p text:style-name="P63"><text:tab/>pop AX</text:p>
      <text:p text:style-name="P63"><text:tab/>ret</text:p>
      <text:p text:style-name="P63">Main<text:tab/>ENDP</text:p>
      <text:p text:style-name="P63">CODE<text:tab/>ENDS</text:p>
      <text:p text:style-name="P63"><text:tab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Verdana, sans-serif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abee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41M7S</meta:editing-duration>
    <meta:editing-cycles>42</meta:editing-cycles>
    <meta:generator>LibreOffice/6.4.7.2$Linux_X86_64 LibreOffice_project/40$Build-2</meta:generator>
    <dc:date>2022-10-09T19:11:47.133451209</dc:date>
    <meta:document-statistic meta:table-count="2" meta:image-count="0" meta:object-count="0" meta:page-count="9" meta:paragraph-count="408" meta:word-count="1249" meta:character-count="7780" meta:non-whitespace-character-count="6323"/>
  </office:meta>
</office:document-meta>
</file>